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/>
    </style:style>
    <style:style style:name="T1" style:family="text">
      <style:text-properties fo:font-size="16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905cm" svg:height="0.889cm" svg:x="2.65cm" svg:y="2.651cm">
          <text:p text:style-name="P6"/>
        </draw:rect>
        <draw:rect draw:style-name="gr1" draw:text-style-name="P1" draw:layer="layout" svg:width="1.905cm" svg:height="0.889cm" svg:x="2.777cm" svg:y="2.524cm">
          <text:p text:style-name="P6"/>
        </draw:rect>
        <draw:rect draw:style-name="gr1" draw:text-style-name="P3" draw:layer="layout" svg:width="2.159cm" svg:height="1.016cm" svg:x="6.461cm" svg:y="1.254cm">
          <text:p text:style-name="P2"><text:span text:style-name="T1">OGM</text:span></text:p>
        </draw:rect>
        <draw:rect draw:style-name="gr1" draw:text-style-name="P1" draw:layer="layout" svg:width="1.905cm" svg:height="0.889cm" svg:x="2.904cm" svg:y="2.397cm">
          <text:p text:style-name="P4"><text:span text:style-name="T2">computer</text:span></text:p>
          <text:p text:style-name="P4"><text:span text:style-name="T2">pool</text:span></text:p>
        </draw:rect>
        <draw:rect draw:style-name="gr1" draw:text-style-name="P1" draw:layer="layout" svg:width="1.905cm" svg:height="0.889cm" svg:x="2.905cm" svg:y="2.398cm">
          <text:p text:style-name="P4"><text:span text:style-name="T2">resource</text:span></text:p>
          <text:p text:style-name="P4"><text:span text:style-name="T2">pool</text:span></text:p>
        </draw:rect>
        <draw:rect draw:style-name="gr1" draw:text-style-name="P1" draw:layer="layout" svg:width="1.905cm" svg:height="0.889cm" svg:x="10.143cm" svg:y="2.679cm">
          <text:p text:style-name="P6"/>
        </draw:rect>
        <draw:rect draw:style-name="gr1" draw:text-style-name="P1" draw:layer="layout" svg:width="1.905cm" svg:height="0.889cm" svg:x="10.27cm" svg:y="2.552cm">
          <text:p text:style-name="P6"/>
        </draw:rect>
        <draw:rect draw:style-name="gr1" draw:text-style-name="P1" draw:layer="layout" svg:width="1.905cm" svg:height="0.889cm" svg:x="10.397cm" svg:y="2.425cm">
          <text:p text:style-name="P4"><text:span text:style-name="T2">computer</text:span></text:p>
          <text:p text:style-name="P4"><text:span text:style-name="T2">pool</text:span></text:p>
        </draw:rect>
        <draw:rect draw:style-name="gr1" draw:text-style-name="P1" draw:layer="layout" svg:width="1.905cm" svg:height="0.889cm" svg:x="10.398cm" svg:y="2.426cm">
          <text:p text:style-name="P4"><text:span text:style-name="T2">BOINC</text:span></text:p>
          <text:p text:style-name="P4"><text:span text:style-name="T2">project</text:span></text:p>
        </draw:rect>
        <draw:line draw:style-name="gr2" draw:text-style-name="P5" draw:layer="layout" svg:x1="4.556cm" svg:y1="2.397cm" svg:x2="6.334cm" svg:y2="1.889cm">
          <text:p text:style-name="P6"/>
        </draw:line>
        <draw:line draw:style-name="gr2" draw:text-style-name="P5" draw:layer="layout" svg:x1="10.652cm" svg:y1="2.397cm" svg:x2="8.747cm" svg:y2="1.889cm">
          <text:p text:style-name="P6"/>
        </draw:line>
        <draw:frame draw:style-name="gr3" draw:text-style-name="P7" draw:layer="layout" svg:width="3.216cm" svg:height="0.64cm" svg:x="3.286cm" svg:y="1.376cm">
          <draw:text-box>
            <text:p text:style-name="P6"><text:span text:style-name="T2">provider interface</text:span></text:p>
          </draw:text-box>
        </draw:frame>
        <draw:frame draw:style-name="gr3" draw:text-style-name="P7" draw:layer="layout" svg:width="3.503cm" svg:height="0.64cm" svg:x="8.874cm" svg:y="1.254cm">
          <draw:text-box>
            <text:p text:style-name="P6"><text:span text:style-name="T2">consumer interface</text:span></text:p>
          </draw:text-box>
        </draw:frame>
        <draw:frame draw:style-name="gr3" draw:text-style-name="P7" draw:layer="layout" svg:width="2.246cm" svg:height="0.64cm" svg:x="6.247cm" svg:y="3.032cm">
          <draw:text-box>
            <text:p text:style-name="P6"><text:span text:style-name="T2">attachment</text:span></text:p>
          </draw:text-box>
        </draw:frame>
        <draw:line draw:style-name="gr2" draw:text-style-name="P5" draw:layer="layout" svg:x1="4.81cm" svg:y1="2.905cm" svg:x2="10.017cm" svg:y2="2.905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3.358cm" fo:margin-left="1cm" fo:margin-right="7.66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8-01-24T13:52:06</meta:creation-date>
    <dc:creator>David Anderson</dc:creator>
    <dc:date>2008-01-24T14:06:01</dc:date>
    <dc:language>en-US</dc:language>
    <meta:editing-cycles>2</meta:editing-cycles>
    <meta:editing-duration>PT13M5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